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5106" officeooo:paragraph-rsid="00075106"/>
    </style:style>
    <style:style style:name="P2" style:family="paragraph" style:parent-style-name="Standard">
      <style:text-properties officeooo:rsid="0008f169" officeooo:paragraph-rsid="0008f169"/>
    </style:style>
    <style:style style:name="P3" style:family="paragraph" style:parent-style-name="Standard">
      <style:text-properties officeooo:rsid="0008f169" officeooo:paragraph-rsid="0008f169"/>
    </style:style>
    <style:style style:name="P4" style:family="paragraph" style:parent-style-name="Standard">
      <style:text-properties officeooo:rsid="000b0426" officeooo:paragraph-rsid="000b0426"/>
    </style:style>
    <style:style style:name="P5" style:family="paragraph" style:parent-style-name="Standard">
      <style:text-properties officeooo:rsid="000c0c13" officeooo:paragraph-rsid="000c0c13"/>
    </style:style>
    <style:style style:name="P6" style:family="paragraph" style:parent-style-name="Standard">
      <style:text-properties officeooo:rsid="000c9032" officeooo:paragraph-rsid="000c9032"/>
    </style:style>
    <style:style style:name="P7" style:family="paragraph" style:parent-style-name="Standard">
      <style:text-properties officeooo:rsid="000efbde" officeooo:paragraph-rsid="000efbde"/>
    </style:style>
    <style:style style:name="P8" style:family="paragraph" style:parent-style-name="Standard">
      <style:text-properties officeooo:rsid="000efbde" officeooo:paragraph-rsid="00100fc1"/>
    </style:style>
    <style:style style:name="P9" style:family="paragraph" style:parent-style-name="Standard">
      <style:text-properties officeooo:rsid="00100fc1" officeooo:paragraph-rsid="00100fc1"/>
    </style:style>
    <style:style style:name="P10" style:family="paragraph" style:parent-style-name="Standard">
      <style:text-properties officeooo:rsid="00110a68" officeooo:paragraph-rsid="00110a68"/>
    </style:style>
    <style:style style:name="P11" style:family="paragraph" style:parent-style-name="Standard">
      <style:text-properties officeooo:rsid="0012b0c0" officeooo:paragraph-rsid="0012b0c0"/>
    </style:style>
    <style:style style:name="P12" style:family="paragraph" style:parent-style-name="Standard">
      <style:text-properties officeooo:rsid="00149d31" officeooo:paragraph-rsid="00149d31"/>
    </style:style>
    <style:style style:name="T1" style:family="text">
      <style:text-properties officeooo:rsid="000b0426"/>
    </style:style>
    <style:style style:name="T2" style:family="text">
      <style:text-properties officeooo:rsid="00100fc1"/>
    </style:style>
    <style:style style:name="T3" style:family="text">
      <style:text-properties officeooo:rsid="00110a68"/>
    </style:style>
    <style:style style:name="T4" style:family="text">
      <style:text-properties officeooo:rsid="0012b0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cture 3 – IoT</text:p>
      <text:p text:style-name="P1"/>
      <text:p text:style-name="P1"/>
      <text:p text:style-name="P2">Access, Find, Share and Compose is a thing of only WoT and not IoT.</text:p>
      <text:p text:style-name="P2"/>
      <text:p text:style-name="P2">Access on the internet is usually via <text:span text:style-name="T1">URLs</text:span> on the HTTP protocols. To use the <text:span text:style-name="T1">URLs</text:span> in IoT, we need to be able to understand, access and respond to the </text:p>
      <text:p text:style-name="P2"/>
      <text:p text:style-name="P4">API is Application Programs Interface. In LINUX it gives C functions while Windows have .dll</text:p>
      <text:p text:style-name="P4"/>
      <text:p text:style-name="P4">HAL is Hardware Abstraction Layer. It allows communication to the peripherals and hardware such as Hard Disk, Mouse, Keyboard, Ethernet, Display Adapters, etc.</text:p>
      <text:p text:style-name="P4"/>
      <text:p text:style-name="P4">BB is the Blackboard.</text:p>
      <text:p text:style-name="P4"/>
      <text:p text:style-name="P4">This is the basic kernel. To access some High Level Commands, we need an application such as Terminal in LINUX and CMD in Windows.</text:p>
      <text:p text:style-name="P4"/>
      <text:p text:style-name="P4">The GUI in itself is a High Level Application and hence LINUX is available in various flavors.</text:p>
      <text:p text:style-name="P4"/>
      <text:p text:style-name="P5">The computer is thought by logic to have a simple single processing unit. When multiple processes exits due to APPS and SERVICES on the Operating System, we need to check in someway for which process deserves and needs processing time. Such is done by the SCHEDULER which manages the processes and services and manages them for efficiency.</text:p>
      <text:p text:style-name="P5"/>
      <text:p text:style-name="P6">The Raspberry Pi is completely oriented on use of the Terminal. </text:p>
      <text:p text:style-name="P6"/>
      <text:p text:style-name="P7">Ctrl + Alt + F1 accesses the Console which is Terminal with no GUI.</text:p>
      <text:p text:style-name="P7"/>
      <text:p text:style-name="P7">The LINUX has a huge advantage of Backslash usage. It can be used to separate directories.</text:p>
      <text:p text:style-name="P7"/>
      <text:p text:style-name="P7">There is no drive letters in LINUX but a single big tree. It has some implications which are covered later on.</text:p>
      <text:p text:style-name="P7"/>
      <text:p text:style-name="P7">~ means <text:span text:style-name="T2">HOME DIRECTORY</text:span> of the <text:span text:style-name="T2">CURRENT USER</text:span>.</text:p>
      <text:p text:style-name="P7">/ <text:s/>is <text:span text:style-name="T2">the slash allowing us to JUMP INTO DIRECTORIES AND SUB-DIRECTORIES.</text:span></text:p>
      <text:p text:style-name="P7">cd lets us <text:span text:style-name="T2">BROWSE</text:span> <text:span text:style-name="T2">through Directories.</text:span></text:p>
      <text:p text:style-name="P7">ls <text:span text:style-name="T2">means LIST OF SERVICES.</text:span></text:p>
      <text:p text:style-name="P7"><text:span text:style-name="T2">p</text:span>wd <text:span text:style-name="T2">means</text:span> P<text:span text:style-name="T3">RINT WORKING DIRECTORY</text:span>.</text:p>
      <text:p text:style-name="P7">-<text:span text:style-name="T2">a is an example of an option and here it means SHOW ALL.</text:span></text:p>
      <text:p text:style-name="P7">-<text:span text:style-name="T2">l means LIST VISIBLE with MORE INFORMATION.</text:span></text:p>
      <text:p text:style-name="P7"/>
      <text:p text:style-name="P9">In the initial we have permissions. The groups are as follows as “Owner, Group and Everyone.”</text:p>
      <text:p text:style-name="P9">The initial “d” is just Directory.</text:p>
      <text:p text:style-name="P9">R means Read.</text:p>
      <text:p text:style-name="P9">W means Write.</text:p>
      <text:p text:style-name="P9">X means Execute.</text:p>
      <text:p text:style-name="P8"/>
      <text:p text:style-name="P9">The “.” in <text:span text:style-name="T3">prefix filenames <text:s/></text:span>in LINUX means it is a hidden file. <text:span text:style-name="T3">The LINUX system is really case-sensitive. The “.” in the directory all by itself means dirertory itself while the “..” is one directory above.</text:span></text:p>
      <text:p text:style-name="P9"/>
      <text:p text:style-name="P10"><text:soft-page-break/>touch is used to CREATE A FILE.</text:p>
      <text:p text:style-name="P10">cat is used to PRINT OUT A FILE.</text:p>
      <text:p text:style-name="P10">ls -l &gt; myfile.txt is used to C-Out into a file.</text:p>
      <text:p text:style-name="P10"><text:span text:style-name="T4">e</text:span>cho is used to send a string.</text:p>
      <text:p text:style-name="P10">“<text:span text:style-name="T4">&gt;” is write and overwrite while “&gt;&gt;” write along.</text:span></text:p>
      <text:p text:style-name="P11">top shows us data from the scheduler and sorts tasks by usage.</text:p>
      <text:p text:style-name="P12">Ps lists all the processes inside the current terminal.</text:p>
      <text:p text:style-name="P12">“Q” is used to quit a working process and return to command interface or Terminal.</text:p>
      <text:p text:style-name="P12">Find is used to find.</text:p>
      <text:p text:style-name="P12"/>
      <text:p text:style-name="P12">-type is used for type of file.</text:p>
      <text:p text:style-name="P12">-name is used for extension names. Such as “ find / -iname “*.txt” <text:s/>and here the “i” is for both case-sensitivities.</text:p>
      <text:p text:style-name="P12"/>
      <text:p text:style-name="P11"/>
      <text:p text:style-name="P12">Windows is much more Resource Consuming than LINUX with example such as this laptop runs LINUX without even starting the Fan for cooling as the temperatures are managed without i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3:07:13.553553880</meta:creation-date>
    <dc:date>2019-10-15T14:50:45.439520300</dc:date>
    <meta:editing-duration>PT35M17S</meta:editing-duration>
    <meta:editing-cycles>7</meta:editing-cycles>
    <meta:generator>LibreOffice/6.0.7.3$Linux_X86_64 LibreOffice_project/00m0$Build-3</meta:generator>
    <meta:document-statistic meta:table-count="0" meta:image-count="0" meta:object-count="0" meta:page-count="2" meta:paragraph-count="38" meta:word-count="514" meta:character-count="2829" meta:non-whitespace-character-count="2347"/>
  </office:meta>
</office:document-meta>
</file>